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31b15" officeooo:paragraph-rsid="00031b1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58401" officeooo:paragraph-rsid="00058401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text-underline-style="none" fo:font-weight="bold" officeooo:rsid="00031b15" officeooo:paragraph-rsid="00031b1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tegory</text:p>
      <text:p text:style-name="P3">SubCategory</text:p>
      <text:p text:style-name="P3">Note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ry </meta:initial-creator>
    <meta:creation-date>2015-04-23T02:49:23.631067374</meta:creation-date>
    <dc:date>2015-04-23T02:51:15.433851990</dc:date>
    <dc:creator>perry </dc:creator>
    <meta:editing-duration>PT59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3" meta:word-count="3" meta:character-count="23" meta:non-whitespace-character-count="23"/>
  </office:meta>
</office:document-meta>
</file>